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A7000002395995C23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22cm"/>
    </style:style>
    <style:style style:name="gr3" style:family="graphic" style:parent-style-name="standard">
      <style:graphic-properties draw:stroke="none" svg:stroke-color="#000000" draw:fill="none" draw:fill-color="#ffffff" fo:min-height="1.012cm"/>
    </style:style>
    <style:style style:name="gr4" style:family="graphic" style:parent-style-name="standard">
      <style:graphic-properties draw:stroke="none" svg:stroke-color="#000000" draw:fill="none" draw:fill-color="#ffffff" fo:min-height="0.871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305cm" svg:height="17.866cm" svg:x="1cm" svg:y="1.254cm">
          <draw:image xlink:href="Pictures/10000000000003A7000002395995C239.png" xlink:type="simple" xlink:show="embed" xlink:actuate="onLoad">
            <text:p/>
          </draw:image>
        </draw:frame>
        <draw:frame draw:style-name="gr2" draw:text-style-name="P2" draw:layer="layout" svg:width="3.084cm" svg:height="0.972cm" svg:x="1.298cm" svg:y="19.028cm">
          <draw:text-box>
            <text:p text:style-name="P2"><text:span text:style-name="T1">Phase1</text:span></text:p>
          </draw:text-box>
        </draw:frame>
        <draw:frame draw:style-name="gr2" draw:text-style-name="P2" draw:layer="layout" svg:width="3.083cm" svg:height="0.972cm" svg:x="4.831cm" svg:y="19.028cm">
          <draw:text-box>
            <text:p text:style-name="P2"><text:span text:style-name="T1">Phase 2</text:span></text:p>
          </draw:text-box>
        </draw:frame>
        <draw:frame draw:style-name="gr2" draw:text-style-name="P2" draw:layer="layout" svg:width="3.085cm" svg:height="0.972cm" svg:x="8.251cm" svg:y="19.028cm">
          <draw:text-box>
            <text:p text:style-name="P2"><text:span text:style-name="T1">Phase 3</text:span></text:p>
          </draw:text-box>
        </draw:frame>
        <draw:frame draw:style-name="gr2" draw:text-style-name="P2" draw:layer="layout" svg:width="3.085cm" svg:height="0.972cm" svg:x="11.673cm" svg:y="19.028cm">
          <draw:text-box>
            <text:p text:style-name="P2"><text:span text:style-name="T1">Phase 4</text:span></text:p>
          </draw:text-box>
        </draw:frame>
        <draw:frame draw:style-name="gr2" draw:text-style-name="P2" draw:layer="layout" svg:width="3.084cm" svg:height="0.972cm" svg:x="15.095cm" svg:y="19.028cm">
          <draw:text-box>
            <text:p text:style-name="P2"><text:span text:style-name="T1">Phase 5</text:span></text:p>
          </draw:text-box>
        </draw:frame>
        <draw:frame draw:style-name="gr2" draw:text-style-name="P2" draw:layer="layout" svg:width="3.084cm" svg:height="0.972cm" svg:x="18.296cm" svg:y="19.028cm">
          <draw:text-box>
            <text:p text:style-name="P2"><text:span text:style-name="T1">Phase 6</text:span></text:p>
          </draw:text-box>
        </draw:frame>
        <draw:frame draw:style-name="gr2" draw:text-style-name="P2" draw:layer="layout" svg:width="3.084cm" svg:height="0.972cm" svg:x="21.828cm" svg:y="19.028cm">
          <draw:text-box>
            <text:p text:style-name="P2"><text:span text:style-name="T1">Phase 7</text:span></text:p>
          </draw:text-box>
        </draw:frame>
        <draw:frame draw:style-name="gr2" draw:text-style-name="P2" draw:layer="layout" svg:width="3.084cm" svg:height="0.972cm" svg:x="25.139cm" svg:y="19.028cm">
          <draw:text-box>
            <text:p text:style-name="P2"><text:span text:style-name="T1">Phase 8</text:span></text:p>
          </draw:text-box>
        </draw:frame>
        <draw:frame draw:style-name="gr3" draw:text-style-name="P3" draw:layer="layout" svg:width="2.523cm" svg:height="1.262cm" svg:x="1.719cm" svg:y="2.801cm">
          <draw:text-box>
            <text:p text:style-name="P3"><text:span text:style-name="T2">MDP</text:span></text:p>
          </draw:text-box>
        </draw:frame>
        <draw:frame draw:style-name="gr4" draw:text-style-name="P3" draw:layer="layout" svg:width="3.364cm" svg:height="1.121cm" svg:x="1.298cm" svg:y="11.102cm">
          <draw:text-box>
            <text:p text:style-name="P3"><text:span text:style-name="T2">Khann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t </meta:initial-creator>
    <meta:creation-date>2014-01-16T17:38:50</meta:creation-date>
    <dc:date>2014-01-16T17:49:26</dc:date>
    <dc:creator>Amit </dc:creator>
    <meta:editing-duration>P0D</meta:editing-duration>
    <meta:editing-cycles>1</meta:editing-cycles>
    <meta:document-statistic meta:object-count="11"/>
    <meta:generator>LibreOffice/3.6$Linux_X86_64 LibreOffice_project/360m1$Build-2</meta:generator>
  </office:meta>
</office:document-meta>
</file>